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2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3" style:family="graphic" style:parent-style-name="objectwithoutfill">
      <style:graphic-properties svg:stroke-color="#000000" draw:marker-start="Arrow" draw:marker-start-width="0.305cm"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2.54cm" svg:x="1cm" svg:y="15.7cm">
          <text:p text:style-name="P1"><text:span text:style-name="T1">Host 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cm" svg:y="8.62cm">
          <text:p text:style-name="P1"><text:span text:style-name="T1">Docker </text:span><text:span text:style-name="T1">contain</text:span><text:span text:style-name="T1">er:</text:span></text:p>
          <text:p text:style-name="P1"><text:span text:style-name="T1">bitnami</text:span><text:span text:style-name="T1">/</text:span><text:span text:style-name="T1">rabbit</text:span><text:span text:style-name="T1">mq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cm" svg:y="4.81cm">
          <text:p text:style-name="P1"><text:span text:style-name="T1">Docke</text:span><text:span text:style-name="T1">r </text:span><text:span text:style-name="T1">contai</text:span><text:span text:style-name="T1">ner:</text:span><text:span text:style-name="T1"><text:line-break/></text:span><text:span text:style-name="T1">senzi</text:span><text:span text:style-name="T1">ng/mo</text:span><text:span text:style-name="T1">ck-</text:span><text:span text:style-name="T1">data-</text:span><text:span text:style-name="T1">gener</text:span><text:span text:style-name="T1">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cm" svg:y="19.41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0.991cm" svg:y="12.3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489cm" svg:height="1.816cm" svg:x="4.021cm" svg:y="16.058cm">
          <text:p text:style-name="P5"><text:span text:style-name="T2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4.445cm" svg:height="0.762cm" svg:x="1.262cm" svg:y="6.113cm">
          <text:p text:style-name="P5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45cm" svg:height="1.09cm" svg:x="1.232cm" svg:y="13.4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318cm" svg:y1="2.778cm" svg:x2="5.356cm" svg:y2="6.081cm">
          <text:p/>
        </draw:line>
        <draw:line draw:style-name="gr7" draw:text-style-name="P8" draw:layer="layout" svg:x1="5.321cm" svg:y1="6.942cm" svg:x2="5.318cm" svg:y2="9.89cm">
          <text:p/>
        </draw:line>
        <draw:custom-shape draw:style-name="gr8" draw:text-style-name="P9" draw:layer="layout" svg:width="4.445cm" svg:height="0.762cm" svg:x="1.362cm" svg:y="9.913cm">
          <text:p text:style-name="P5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319cm" svg:y1="10.642cm" svg:x2="5.318cm" svg:y2="13.319cm">
          <text:p/>
        </draw:line>
        <draw:line draw:style-name="gr7" draw:text-style-name="P8" draw:layer="layout" svg:x1="4.818cm" svg:y1="14.483cm" svg:x2="4.818cm" svg:y2="16.113cm">
          <text:p/>
        </draw:line>
        <draw:custom-shape draw:style-name="gr9" draw:text-style-name="P7" draw:layer="layout" svg:width="3.81cm" svg:height="0.762cm" svg:x="7.904cm" svg:y="2.878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81cm" svg:height="0.762cm" svg:x="7.904cm" svg:y="3.894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445cm" svg:height="0.762cm" svg:x="1.2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" draw:layer="layout" svg:width="4.445cm" svg:height="1.09cm" svg:x="1.232cm" svg:y="20.5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4.818cm" svg:y1="17.883cm" svg:x2="4.81cm" svg:y2="20.558cm">
          <text:p/>
        </draw:line>
        <draw:custom-shape draw:style-name="gr3" draw:text-style-name="P4" draw:layer="layout" svg:width="5.08cm" svg:height="2.54cm" svg:x="7.35cm" svg:y="19.42cm">
          <text:p text:style-name="P1"><text:span text:style-name="T1">Docker container:</text:span></text:p>
          <text:p text:style-name="P1"><text:span text:style-name="T1">coleifer/sqlite-web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445cm" svg:height="0.762cm" svg:x="7.662cm" svg:y="20.713cm">
          <text:p text:style-name="P5"><text:span text:style-name="T2">sqlite-w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5.191cm" svg:y1="17.764cm" svg:x2="7.731cm" svg:y2="20.6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5-03T10:20:42.567266991</dc:date>
    <meta:editing-duration>PT51M32S</meta:editing-duration>
    <meta:editing-cycles>18</meta:editing-cycles>
    <meta:generator>LibreOffice/6.0.7.3$Linux_X86_64 LibreOffice_project/00m0$Build-3</meta:generator>
    <meta:document-statistic meta:object-count="24"/>
  </office:meta>
</office:document-meta>
</file>